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54.79pt"/>
    </style:style>
    <style:style style:name="co12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1" table:style-name="ta1">
        <table:shapes>
          <draw:frame draw:z-index="0" draw:style-name="gr1" draw:text-style-name="P1" svg:width="731.79pt" svg:height="310.22pt" svg:x="464pt" svg:y="25.6pt">
            <draw:object draw:notify-on-update-of-ranges="benchmark1.A1:benchmark1.A1 benchmark1.A2:benchmark1.A60 benchmark1.D1:benchmark1.D1 benchmark1.D2:benchmark1.D60 benchmark1.E1:benchmark1.E1 benchmark1.E2:benchmark1.E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29.47pt" svg:height="410.91pt" svg:x="463.21pt" svg:y="352.06pt">
            <draw:object draw:notify-on-update-of-ranges="benchmark1.A1:benchmark1.A1 benchmark1.A2:benchmark1.A60 benchmark1.F1:benchmark1.F1 benchmark1.F2:benchmark1.F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dok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E-Size</text:p>
          </table:table-cell>
          <table:table-cell office:value-type="string" calcext:value-type="string">
            <text:p>No.Atoms</text:p>
          </table:table-cell>
          <table:table-cell office:value-type="string" calcext:value-type="string">
            <text:p>No.Clause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able9-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able9-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able9-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able9-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float" office:value="862" calcext:value-type="float">
            <text:p>86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able9-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1932" calcext:value-type="float">
            <text:p>19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able9-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table9-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able16-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17" calcext:value-type="float">
            <text:p>2217</text:p>
          </table:table-cell>
          <table:table-cell office:value-type="float" office:value="6388" calcext:value-type="float">
            <text:p>638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table16-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88" calcext:value-type="float">
            <text:p>2288</text:p>
          </table:table-cell>
          <table:table-cell office:value-type="float" office:value="6679" calcext:value-type="float">
            <text:p>667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table16-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22" calcext:value-type="float">
            <text:p>2522</text:p>
          </table:table-cell>
          <table:table-cell office:value-type="float" office:value="7378" calcext:value-type="float">
            <text:p>737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able25-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051" calcext:value-type="float">
            <text:p>7051</text:p>
          </table:table-cell>
          <table:table-cell office:value-type="float" office:value="20053" calcext:value-type="float">
            <text:p>20053</text:p>
          </table:table-cell>
          <table:table-cell office:value-type="float" office:value="17.898" calcext:value-type="float">
            <text:p>17.898</text:p>
          </table:table-cell>
        </table:table-row>
        <table:table-row table:style-name="ro1">
          <table:table-cell office:value-type="string" calcext:value-type="string">
            <text:p>table25-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103" calcext:value-type="float">
            <text:p>6103</text:p>
          </table:table-cell>
          <table:table-cell office:value-type="float" office:value="17257" calcext:value-type="float">
            <text:p>17257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table36-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914" calcext:value-type="float">
            <text:p>11914</text:p>
          </table:table-cell>
          <table:table-cell office:value-type="float" office:value="33504" calcext:value-type="float">
            <text:p>33504</text:p>
          </table:table-cell>
          <table:table-cell office:value-type="float" office:value="52.623" calcext:value-type="float">
            <text:p>52.623</text:p>
          </table:table-cell>
        </table:table-row>
        <table:table-row table:style-name="ro1">
          <table:table-cell office:value-type="string" calcext:value-type="string">
            <text:p>table36-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277" calcext:value-type="float">
            <text:p>11277</text:p>
          </table:table-cell>
          <table:table-cell office:value-type="float" office:value="31648" calcext:value-type="float">
            <text:p>31648</text:p>
          </table:table-cell>
          <table:table-cell office:value-type="float" office:value="16.641" calcext:value-type="float">
            <text:p>16.641</text:p>
          </table:table-cell>
        </table:table-row>
        <table:table-row table:style-name="ro1">
          <table:table-cell office:value-type="string" calcext:value-type="string">
            <text:p>table36-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331" calcext:value-type="float">
            <text:p>12331</text:p>
          </table:table-cell>
          <table:table-cell office:value-type="float" office:value="34641" calcext:value-type="float">
            <text:p>34641</text:p>
          </table:table-cell>
          <table:table-cell office:value-type="float" office:value="108.085" calcext:value-type="float">
            <text:p>108.085</text:p>
          </table:table-cell>
        </table:table-row>
        <table:table-row table:style-name="ro1">
          <table:table-cell office:value-type="string" calcext:value-type="string">
            <text:p>table36-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269" calcext:value-type="float">
            <text:p>11269</text:p>
          </table:table-cell>
          <table:table-cell office:value-type="float" office:value="31500" calcext:value-type="float">
            <text:p>31500</text:p>
          </table:table-cell>
          <table:table-cell office:value-type="float" office:value="5.977" calcext:value-type="float">
            <text:p>5.977</text:p>
          </table:table-cell>
        </table:table-row>
        <table:table-row table:style-name="ro1">
          <table:table-cell office:value-type="string" calcext:value-type="string">
            <text:p>table36-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446" calcext:value-type="float">
            <text:p>11446</text:p>
          </table:table-cell>
          <table:table-cell office:value-type="float" office:value="32239" calcext:value-type="float">
            <text:p>32239</text:p>
          </table:table-cell>
          <table:table-cell office:value-type="float" office:value="79.793" calcext:value-type="float">
            <text:p>79.793</text:p>
          </table:table-cell>
        </table:table-row>
        <table:table-row table:style-name="ro1">
          <table:table-cell office:value-type="string" calcext:value-type="string">
            <text:p>table36-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281" calcext:value-type="float">
            <text:p>10281</text:p>
          </table:table-cell>
          <table:table-cell office:value-type="float" office:value="28923" calcext:value-type="float">
            <text:p>28923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string" calcext:value-type="string">
            <text:p>table36-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972" calcext:value-type="float">
            <text:p>11972</text:p>
          </table:table-cell>
          <table:table-cell office:value-type="float" office:value="33564" calcext:value-type="float">
            <text:p>33564</text:p>
          </table:table-cell>
          <table:table-cell office:value-type="float" office:value="9.478" calcext:value-type="float">
            <text:p>9.478</text:p>
          </table:table-cell>
        </table:table-row>
        <table:table-row table:style-name="ro1">
          <table:table-cell office:value-type="string" calcext:value-type="string">
            <text:p>table49-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334" calcext:value-type="float">
            <text:p>14334</text:p>
          </table:table-cell>
          <table:table-cell office:value-type="float" office:value="61369" calcext:value-type="float">
            <text:p>61369</text:p>
          </table:table-cell>
          <table:table-cell office:value-type="float" office:value="41.166" calcext:value-type="float">
            <text:p>41.166</text:p>
          </table:table-cell>
        </table:table-row>
        <table:table-row table:style-name="ro1">
          <table:table-cell office:value-type="string" calcext:value-type="string">
            <text:p>table49-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705" calcext:value-type="float">
            <text:p>13705</text:p>
          </table:table-cell>
          <table:table-cell office:value-type="float" office:value="58312" calcext:value-type="float">
            <text:p>58312</text:p>
          </table:table-cell>
          <table:table-cell office:value-type="float" office:value="65.501" calcext:value-type="float">
            <text:p>65.501</text:p>
          </table:table-cell>
        </table:table-row>
        <table:table-row table:style-name="ro1">
          <table:table-cell office:value-type="string" calcext:value-type="string">
            <text:p>table49-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220" calcext:value-type="float">
            <text:p>14220</text:p>
          </table:table-cell>
          <table:table-cell office:value-type="float" office:value="61132" calcext:value-type="float">
            <text:p>6113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1">
          <table:table-cell office:value-type="string" calcext:value-type="string">
            <text:p>table49-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557" calcext:value-type="float">
            <text:p>13557</text:p>
          </table:table-cell>
          <table:table-cell office:value-type="float" office:value="57862" calcext:value-type="float">
            <text:p>57862</text:p>
          </table:table-cell>
          <table:table-cell office:value-type="float" office:value="14.269" calcext:value-type="float">
            <text:p>14.269</text:p>
          </table:table-cell>
        </table:table-row>
        <table:table-row table:style-name="ro1">
          <table:table-cell office:value-type="string" calcext:value-type="string">
            <text:p>table49-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5151" calcext:value-type="float">
            <text:p>15151</text:p>
          </table:table-cell>
          <table:table-cell office:value-type="float" office:value="65603" calcext:value-type="float">
            <text:p>65603</text:p>
          </table:table-cell>
          <table:table-cell office:value-type="float" office:value="147.019" calcext:value-type="float">
            <text:p>147.019</text:p>
          </table:table-cell>
        </table:table-row>
        <table:table-row table:style-name="ro1">
          <table:table-cell office:value-type="string" calcext:value-type="string">
            <text:p>table49-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110" calcext:value-type="float">
            <text:p>14110</text:p>
          </table:table-cell>
          <table:table-cell office:value-type="float" office:value="60716" calcext:value-type="float">
            <text:p>60716</text:p>
          </table:table-cell>
          <table:table-cell office:value-type="float" office:value="37.837" calcext:value-type="float">
            <text:p>37.837</text:p>
          </table:table-cell>
        </table:table-row>
        <table:table-row table:style-name="ro1">
          <table:table-cell office:value-type="string" calcext:value-type="string">
            <text:p>table49-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922" calcext:value-type="float">
            <text:p>13922</text:p>
          </table:table-cell>
          <table:table-cell office:value-type="float" office:value="60129" calcext:value-type="float">
            <text:p>60129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string" calcext:value-type="string">
            <text:p>table49-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5604" calcext:value-type="float">
            <text:p>15604</text:p>
          </table:table-cell>
          <table:table-cell office:value-type="float" office:value="66773" calcext:value-type="float">
            <text:p>66773</text:p>
          </table:table-cell>
          <table:table-cell office:value-type="float" office:value="24.964" calcext:value-type="float">
            <text:p>24.964</text:p>
          </table:table-cell>
        </table:table-row>
        <table:table-row table:style-name="ro1">
          <table:table-cell office:value-type="string" calcext:value-type="string">
            <text:p>table64-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1642" calcext:value-type="float">
            <text:p>21642</text:p>
          </table:table-cell>
          <table:table-cell office:value-type="float" office:value="91939" calcext:value-type="float">
            <text:p>91939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string" calcext:value-type="string">
            <text:p>table64-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2670" calcext:value-type="float">
            <text:p>22670</text:p>
          </table:table-cell>
          <table:table-cell office:value-type="float" office:value="96376" calcext:value-type="float">
            <text:p>96376</text:p>
          </table:table-cell>
          <table:table-cell office:value-type="float" office:value="10.523" calcext:value-type="float">
            <text:p>10.523</text:p>
          </table:table-cell>
        </table:table-row>
        <table:table-row table:style-name="ro1">
          <table:table-cell office:value-type="string" calcext:value-type="string">
            <text:p>table81-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3410" calcext:value-type="float">
            <text:p>33410</text:p>
          </table:table-cell>
          <table:table-cell office:value-type="float" office:value="140048" calcext:value-type="float">
            <text:p>140048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string" calcext:value-type="string">
            <text:p>table81-2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4218" calcext:value-type="float">
            <text:p>34218</text:p>
          </table:table-cell>
          <table:table-cell office:value-type="float" office:value="143754" calcext:value-type="float">
            <text:p>143754</text:p>
          </table:table-cell>
          <table:table-cell office:value-type="float" office:value="12.743" calcext:value-type="float">
            <text:p>12.743</text:p>
          </table:table-cell>
        </table:table-row>
        <table:table-row table:style-name="ro1">
          <table:table-cell office:value-type="string" calcext:value-type="string">
            <text:p>table81-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5188" calcext:value-type="float">
            <text:p>35188</text:p>
          </table:table-cell>
          <table:table-cell office:value-type="float" office:value="148428" calcext:value-type="float">
            <text:p>148428</text:p>
          </table:table-cell>
          <table:table-cell office:value-type="float" office:value="13.179" calcext:value-type="float">
            <text:p>13.179</text:p>
          </table:table-cell>
        </table:table-row>
        <table:table-row table:style-name="ro1">
          <table:table-cell office:value-type="string" calcext:value-type="string">
            <text:p>table81-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5984" calcext:value-type="float">
            <text:p>35984</text:p>
          </table:table-cell>
          <table:table-cell office:value-type="float" office:value="152155" calcext:value-type="float">
            <text:p>152155</text:p>
          </table:table-cell>
          <table:table-cell office:value-type="float" office:value="34.559" calcext:value-type="float">
            <text:p>34.559</text:p>
          </table:table-cell>
        </table:table-row>
        <table:table-row table:style-name="ro1">
          <table:table-cell office:value-type="string" calcext:value-type="string">
            <text:p>table81-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2339" calcext:value-type="float">
            <text:p>32339</text:p>
          </table:table-cell>
          <table:table-cell office:value-type="float" office:value="134726" calcext:value-type="float">
            <text:p>134726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table81-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3076" calcext:value-type="float">
            <text:p>33076</text:p>
          </table:table-cell>
          <table:table-cell office:value-type="float" office:value="138642" calcext:value-type="float">
            <text:p>138642</text:p>
          </table:table-cell>
          <table:table-cell office:value-type="float" office:value="57.214" calcext:value-type="float">
            <text:p>57.214</text:p>
          </table:table-cell>
        </table:table-row>
        <table:table-row table:style-name="ro1">
          <table:table-cell office:value-type="string" calcext:value-type="string">
            <text:p>table81-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1290" calcext:value-type="float">
            <text:p>31290</text:p>
          </table:table-cell>
          <table:table-cell office:value-type="float" office:value="129331" calcext:value-type="float">
            <text:p>129331</text:p>
          </table:table-cell>
          <table:table-cell office:value-type="float" office:value="18.099" calcext:value-type="float">
            <text:p>18.099</text:p>
          </table:table-cell>
        </table:table-row>
        <table:table-row table:style-name="ro1">
          <table:table-cell office:value-type="string" calcext:value-type="string">
            <text:p>table81-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2867" calcext:value-type="float">
            <text:p>32867</text:p>
          </table:table-cell>
          <table:table-cell office:value-type="float" office:value="136760" calcext:value-type="float">
            <text:p>136760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string" calcext:value-type="string">
            <text:p>table81-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3709" calcext:value-type="float">
            <text:p>33709</text:p>
          </table:table-cell>
          <table:table-cell office:value-type="float" office:value="140612" calcext:value-type="float">
            <text:p>140612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table81-1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4568" calcext:value-type="float">
            <text:p>34568</text:p>
          </table:table-cell>
          <table:table-cell office:value-type="float" office:value="145368" calcext:value-type="float">
            <text:p>145368</text:p>
          </table:table-cell>
          <table:table-cell office:value-type="float" office:value="13.443" calcext:value-type="float">
            <text:p>13.443</text:p>
          </table:table-cell>
        </table:table-row>
        <table:table-row table:style-name="ro1">
          <table:table-cell office:value-type="string" calcext:value-type="string">
            <text:p>table100-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5808" calcext:value-type="float">
            <text:p>45808</text:p>
          </table:table-cell>
          <table:table-cell office:value-type="float" office:value="188380" calcext:value-type="float">
            <text:p>188380</text:p>
          </table:table-cell>
          <table:table-cell office:value-type="float" office:value="12.942" calcext:value-type="float">
            <text:p>12.942</text:p>
          </table:table-cell>
        </table:table-row>
        <table:table-row table:style-name="ro1">
          <table:table-cell office:value-type="string" calcext:value-type="string">
            <text:p>table100-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7421" calcext:value-type="float">
            <text:p>97421</text:p>
          </table:table-cell>
          <table:table-cell office:value-type="float" office:value="417492" calcext:value-type="float">
            <text:p>417492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table121-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70159" calcext:value-type="float">
            <text:p>70159</text:p>
          </table:table-cell>
          <table:table-cell office:value-type="float" office:value="288296" calcext:value-type="float">
            <text:p>288296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string" calcext:value-type="string">
            <text:p>table121-2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7794" calcext:value-type="float">
            <text:p>67794</text:p>
          </table:table-cell>
          <table:table-cell office:value-type="float" office:value="277360" calcext:value-type="float">
            <text:p>277360</text:p>
          </table:table-cell>
          <table:table-cell office:value-type="float" office:value="11.353" calcext:value-type="float">
            <text:p>11.353</text:p>
          </table:table-cell>
        </table:table-row>
        <table:table-row table:style-name="ro1">
          <table:table-cell office:value-type="string" calcext:value-type="string">
            <text:p>table121-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9454" calcext:value-type="float">
            <text:p>69454</text:p>
          </table:table-cell>
          <table:table-cell office:value-type="float" office:value="284992" calcext:value-type="float">
            <text:p>284992</text:p>
          </table:table-cell>
          <table:table-cell office:value-type="float" office:value="2.587" calcext:value-type="float">
            <text:p>2.587</text:p>
          </table:table-cell>
        </table:table-row>
        <table:table-row table:style-name="ro1">
          <table:table-cell office:value-type="string" calcext:value-type="string">
            <text:p>table121-4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6887" calcext:value-type="float">
            <text:p>66887</text:p>
          </table:table-cell>
          <table:table-cell office:value-type="float" office:value="273143" calcext:value-type="float">
            <text:p>273143</text:p>
          </table:table-cell>
          <table:table-cell office:value-type="float" office:value="2.846" calcext:value-type="float">
            <text:p>2.846</text:p>
          </table:table-cell>
        </table:table-row>
        <table:table-row table:style-name="ro1">
          <table:table-cell office:value-type="string" calcext:value-type="string">
            <text:p>table144-1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1100" calcext:value-type="float">
            <text:p>91100</text:p>
          </table:table-cell>
          <table:table-cell office:value-type="float" office:value="368975" calcext:value-type="float">
            <text:p>368975</text:p>
          </table:table-cell>
          <table:table-cell office:value-type="float" office:value="8.483" calcext:value-type="float">
            <text:p>8.483</text:p>
          </table:table-cell>
        </table:table-row>
        <table:table-row table:style-name="ro1">
          <table:table-cell office:value-type="string" calcext:value-type="string">
            <text:p>table144-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89257" calcext:value-type="float">
            <text:p>89257</text:p>
          </table:table-cell>
          <table:table-cell office:value-type="float" office:value="361188" calcext:value-type="float">
            <text:p>361188</text:p>
          </table:table-cell>
          <table:table-cell office:value-type="float" office:value="20.602" calcext:value-type="float">
            <text:p>20.602</text:p>
          </table:table-cell>
        </table:table-row>
        <table:table-row table:style-name="ro1">
          <table:table-cell office:value-type="string" calcext:value-type="string">
            <text:p>table144-3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89257" calcext:value-type="float">
            <text:p>89257</text:p>
          </table:table-cell>
          <table:table-cell office:value-type="float" office:value="361188" calcext:value-type="float">
            <text:p>361188</text:p>
          </table:table-cell>
          <table:table-cell office:value-type="float" office:value="23.105" calcext:value-type="float">
            <text:p>23.105</text:p>
          </table:table-cell>
        </table:table-row>
        <table:table-row table:style-name="ro1">
          <table:table-cell office:value-type="string" calcext:value-type="string">
            <text:p>table169-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24840" calcext:value-type="float">
            <text:p>124840</text:p>
          </table:table-cell>
          <table:table-cell office:value-type="float" office:value="505033" calcext:value-type="float">
            <text:p>505033</text:p>
          </table:table-cell>
          <table:table-cell office:value-type="float" office:value="5.793" calcext:value-type="float">
            <text:p>5.793</text:p>
          </table:table-cell>
        </table:table-row>
        <table:table-row table:style-name="ro1">
          <table:table-cell office:value-type="string" calcext:value-type="string">
            <text:p>table169-2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6030" calcext:value-type="float">
            <text:p>116030</text:p>
          </table:table-cell>
          <table:table-cell office:value-type="float" office:value="461385" calcext:value-type="float">
            <text:p>461385</text:p>
          </table:table-cell>
          <table:table-cell office:value-type="float" office:value="30.096" calcext:value-type="float">
            <text:p>30.096</text:p>
          </table:table-cell>
        </table:table-row>
        <table:table-row table:style-name="ro1">
          <table:table-cell office:value-type="string" calcext:value-type="string">
            <text:p>table169-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20720" calcext:value-type="float">
            <text:p>120720</text:p>
          </table:table-cell>
          <table:table-cell office:value-type="float" office:value="484324" calcext:value-type="float">
            <text:p>484324</text:p>
          </table:table-cell>
          <table:table-cell office:value-type="float" office:value="37.348" calcext:value-type="float">
            <text:p>37.348</text:p>
          </table:table-cell>
        </table:table-row>
        <table:table-row table:style-name="ro1">
          <table:table-cell office:value-type="string" calcext:value-type="string">
            <text:p>table169-4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4385" calcext:value-type="float">
            <text:p>114385</text:p>
          </table:table-cell>
          <table:table-cell office:value-type="float" office:value="454323" calcext:value-type="float">
            <text:p>454323</text:p>
          </table:table-cell>
          <table:table-cell office:value-type="float" office:value="4.981" calcext:value-type="float">
            <text:p>4.981</text:p>
          </table:table-cell>
        </table:table-row>
        <table:table-row table:style-name="ro1">
          <table:table-cell office:value-type="string" calcext:value-type="string">
            <text:p>table169-5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5622" calcext:value-type="float">
            <text:p>115622</text:p>
          </table:table-cell>
          <table:table-cell office:value-type="float" office:value="459017" calcext:value-type="float">
            <text:p>459017</text:p>
          </table:table-cell>
          <table:table-cell office:value-type="float" office:value="6.216" calcext:value-type="float">
            <text:p>6.216</text:p>
          </table:table-cell>
        </table:table-row>
        <table:table-row table:style-name="ro1">
          <table:table-cell office:value-type="string" calcext:value-type="string">
            <text:p>table169-6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7040" calcext:value-type="float">
            <text:p>117040</text:p>
          </table:table-cell>
          <table:table-cell office:value-type="float" office:value="466636" calcext:value-type="float">
            <text:p>466636</text:p>
          </table:table-cell>
          <table:table-cell office:value-type="float" office:value="12.122" calcext:value-type="float">
            <text:p>12.122</text:p>
          </table:table-cell>
        </table:table-row>
        <table:table-row table:style-name="ro1">
          <table:table-cell office:value-type="string" calcext:value-type="string">
            <text:p>table169-7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5272" calcext:value-type="float">
            <text:p>115272</text:p>
          </table:table-cell>
          <table:table-cell office:value-type="float" office:value="457702" calcext:value-type="float">
            <text:p>457702</text:p>
          </table:table-cell>
          <table:table-cell office:value-type="float" office:value="5.038" calcext:value-type="float">
            <text:p>5.038</text:p>
          </table:table-cell>
        </table:table-row>
        <table:table-row table:style-name="ro1">
          <table:table-cell office:value-type="string" calcext:value-type="string">
            <text:p>table225-1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98726" calcext:value-type="float">
            <text:p>198726</text:p>
          </table:table-cell>
          <table:table-cell office:value-type="float" office:value="781966" calcext:value-type="float">
            <text:p>781966</text:p>
          </table:table-cell>
          <table:table-cell office:value-type="float" office:value="30.72" calcext:value-type="float">
            <text:p>30.72</text:p>
          </table:table-cell>
        </table:table-row>
        <table:table-row table:style-name="ro1">
          <table:table-cell office:value-type="string" calcext:value-type="string">
            <text:p>table225-2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94391" calcext:value-type="float">
            <text:p>194391</text:p>
          </table:table-cell>
          <table:table-cell office:value-type="float" office:value="761014" calcext:value-type="float">
            <text:p>761014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string" calcext:value-type="string">
            <text:p>table225-3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08718" calcext:value-type="float">
            <text:p>208718</text:p>
          </table:table-cell>
          <table:table-cell office:value-type="float" office:value="832370" calcext:value-type="float">
            <text:p>832370</text:p>
          </table:table-cell>
          <table:table-cell office:value-type="float" office:value="215.442" calcext:value-type="float">
            <text:p>215.442</text:p>
          </table:table-cell>
        </table:table-row>
        <table:table-row table:style-name="ro1">
          <table:table-cell office:value-type="string" calcext:value-type="string">
            <text:p>table225-4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87869" calcext:value-type="float">
            <text:p>187869</text:p>
          </table:table-cell>
          <table:table-cell office:value-type="float" office:value="730437" calcext:value-type="float">
            <text:p>730437</text:p>
          </table:table-cell>
          <table:table-cell office:value-type="float" office:value="10.792" calcext:value-type="float">
            <text:p>10.792</text:p>
          </table:table-cell>
        </table:table-row>
      </table:table>
      <table:table table:name="PC" table:style-name="ta1">
        <table:shapes>
          <draw:frame draw:z-index="0" draw:style-name="gr1" draw:text-style-name="P1" svg:width="453.15pt" svg:height="255.23pt" svg:x="330.49pt" svg:y="12.81pt">
            <draw:object draw:notify-on-update-of-ranges="PC.A1:PC.A1 PC.A2:PC.A60 PC.D1:PC.D1 PC.D2:PC.D60 PC.E1:PC.E1 PC.E2:PC.E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udoku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E-Size</text:p>
          </table:table-cell>
          <table:table-cell office:value-type="string" calcext:value-type="string">
            <text:p>No.Atoms</text:p>
          </table:table-cell>
          <table:table-cell office:value-type="string" calcext:value-type="string">
            <text:p>No.Clause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able9-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table9-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933" calcext:value-type="float">
            <text:p>93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able9-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table9-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898" calcext:value-type="float">
            <text:p>89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able9-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1932" calcext:value-type="float">
            <text:p>193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table9-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able9-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able16-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52" calcext:value-type="float">
            <text:p>2252</text:p>
          </table:table-cell>
          <table:table-cell office:value-type="float" office:value="6472" calcext:value-type="float">
            <text:p>647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table16-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09" calcext:value-type="float">
            <text:p>2309</text:p>
          </table:table-cell>
          <table:table-cell office:value-type="float" office:value="6739" calcext:value-type="float">
            <text:p>673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able16-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47" calcext:value-type="float">
            <text:p>2547</text:p>
          </table:table-cell>
          <table:table-cell office:value-type="float" office:value="7438" calcext:value-type="float">
            <text:p>743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able25-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171" calcext:value-type="float">
            <text:p>7171</text:p>
          </table:table-cell>
          <table:table-cell office:value-type="float" office:value="20437" calcext:value-type="float">
            <text:p>20437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string" calcext:value-type="string">
            <text:p>table25-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114" calcext:value-type="float">
            <text:p>6114</text:p>
          </table:table-cell>
          <table:table-cell office:value-type="float" office:value="17293" calcext:value-type="float">
            <text:p>17293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table36-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023" calcext:value-type="float">
            <text:p>12023</text:p>
          </table:table-cell>
          <table:table-cell office:value-type="float" office:value="33804" calcext:value-type="float">
            <text:p>33804</text:p>
          </table:table-cell>
          <table:table-cell office:value-type="float" office:value="63.323" calcext:value-type="float">
            <text:p>63.323</text:p>
          </table:table-cell>
        </table:table-row>
        <table:table-row table:style-name="ro1">
          <table:table-cell office:value-type="string" calcext:value-type="string">
            <text:p>table36-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362" calcext:value-type="float">
            <text:p>11362</text:p>
          </table:table-cell>
          <table:table-cell office:value-type="float" office:value="31876" calcext:value-type="float">
            <text:p>31876</text:p>
          </table:table-cell>
          <table:table-cell office:value-type="float" office:value="19.589" calcext:value-type="float">
            <text:p>19.589</text:p>
          </table:table-cell>
        </table:table-row>
        <table:table-row table:style-name="ro1">
          <table:table-cell office:value-type="string" calcext:value-type="string">
            <text:p>table36-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483" calcext:value-type="float">
            <text:p>12483</text:p>
          </table:table-cell>
          <table:table-cell office:value-type="float" office:value="35089" calcext:value-type="float">
            <text:p>35089</text:p>
          </table:table-cell>
          <table:table-cell office:value-type="float" office:value="78.886" calcext:value-type="float">
            <text:p>78.886</text:p>
          </table:table-cell>
        </table:table-row>
        <table:table-row table:style-name="ro1">
          <table:table-cell office:value-type="string" calcext:value-type="string">
            <text:p>table36-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383" calcext:value-type="float">
            <text:p>11383</text:p>
          </table:table-cell>
          <table:table-cell office:value-type="float" office:value="31812" calcext:value-type="float">
            <text:p>31812</text:p>
          </table:table-cell>
          <table:table-cell office:value-type="float" office:value="6.788" calcext:value-type="float">
            <text:p>6.788</text:p>
          </table:table-cell>
        </table:table-row>
        <table:table-row table:style-name="ro1">
          <table:table-cell office:value-type="string" calcext:value-type="string">
            <text:p>table36-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554" calcext:value-type="float">
            <text:p>11554</text:p>
          </table:table-cell>
          <table:table-cell office:value-type="float" office:value="32527" calcext:value-type="float">
            <text:p>32527</text:p>
          </table:table-cell>
          <table:table-cell office:value-type="float" office:value="116.899" calcext:value-type="float">
            <text:p>116.899</text:p>
          </table:table-cell>
        </table:table-row>
        <table:table-row table:style-name="ro1">
          <table:table-cell office:value-type="string" calcext:value-type="string">
            <text:p>table36-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476" calcext:value-type="float">
            <text:p>10476</text:p>
          </table:table-cell>
          <table:table-cell office:value-type="float" office:value="29415" calcext:value-type="float">
            <text:p>29415</text:p>
          </table:table-cell>
          <table:table-cell office:value-type="float" office:value="2.961" calcext:value-type="float">
            <text:p>2.961</text:p>
          </table:table-cell>
        </table:table-row>
        <table:table-row table:style-name="ro1">
          <table:table-cell office:value-type="string" calcext:value-type="string">
            <text:p>table36-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230" calcext:value-type="float">
            <text:p>12230</text:p>
          </table:table-cell>
          <table:table-cell office:value-type="float" office:value="34330" calcext:value-type="float">
            <text:p>34330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string" calcext:value-type="string">
            <text:p>table49-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447" calcext:value-type="float">
            <text:p>14447</text:p>
          </table:table-cell>
          <table:table-cell office:value-type="float" office:value="62000" calcext:value-type="float">
            <text:p>62000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string" calcext:value-type="string">
            <text:p>table49-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827" calcext:value-type="float">
            <text:p>13827</text:p>
          </table:table-cell>
          <table:table-cell office:value-type="float" office:value="59057" calcext:value-type="float">
            <text:p>59057</text:p>
          </table:table-cell>
          <table:table-cell office:value-type="float" office:value="38.698" calcext:value-type="float">
            <text:p>38.698</text:p>
          </table:table-cell>
        </table:table-row>
        <table:table-row table:style-name="ro1">
          <table:table-cell office:value-type="string" calcext:value-type="string">
            <text:p>table49-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356" calcext:value-type="float">
            <text:p>14356</text:p>
          </table:table-cell>
          <table:table-cell office:value-type="float" office:value="61751" calcext:value-type="float">
            <text:p>61751</text:p>
          </table:table-cell>
          <table:table-cell office:value-type="float" office:value="43.929" calcext:value-type="float">
            <text:p>43.929</text:p>
          </table:table-cell>
        </table:table-row>
        <table:table-row table:style-name="ro1">
          <table:table-cell office:value-type="string" calcext:value-type="string">
            <text:p>table49-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656" calcext:value-type="float">
            <text:p>13656</text:p>
          </table:table-cell>
          <table:table-cell office:value-type="float" office:value="58349" calcext:value-type="float">
            <text:p>58349</text:p>
          </table:table-cell>
          <table:table-cell office:value-type="float" office:value="19.779" calcext:value-type="float">
            <text:p>19.779</text:p>
          </table:table-cell>
        </table:table-row>
        <table:table-row table:style-name="ro1">
          <table:table-cell office:value-type="string" calcext:value-type="string">
            <text:p>table49-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5303" calcext:value-type="float">
            <text:p>15303</text:p>
          </table:table-cell>
          <table:table-cell office:value-type="float" office:value="66385" calcext:value-type="float">
            <text:p>66385</text:p>
          </table:table-cell>
          <table:table-cell office:value-type="float" office:value="167.602" calcext:value-type="float">
            <text:p>167.602</text:p>
          </table:table-cell>
        </table:table-row>
        <table:table-row table:style-name="ro1">
          <table:table-cell office:value-type="string" calcext:value-type="string">
            <text:p>table49-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198" calcext:value-type="float">
            <text:p>14198</text:p>
          </table:table-cell>
          <table:table-cell office:value-type="float" office:value="61138" calcext:value-type="float">
            <text:p>61138</text:p>
          </table:table-cell>
          <table:table-cell office:value-type="float" office:value="36.788" calcext:value-type="float">
            <text:p>36.788</text:p>
          </table:table-cell>
        </table:table-row>
        <table:table-row table:style-name="ro1">
          <table:table-cell office:value-type="string" calcext:value-type="string">
            <text:p>table49-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088" calcext:value-type="float">
            <text:p>14088</text:p>
          </table:table-cell>
          <table:table-cell office:value-type="float" office:value="60897" calcext:value-type="float">
            <text:p>6089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table49-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5804" calcext:value-type="float">
            <text:p>15804</text:p>
          </table:table-cell>
          <table:table-cell office:value-type="float" office:value="67886" calcext:value-type="float">
            <text:p>67886</text:p>
          </table:table-cell>
          <table:table-cell office:value-type="float" office:value="40.256" calcext:value-type="float">
            <text:p>40.256</text:p>
          </table:table-cell>
        </table:table-row>
        <table:table-row table:style-name="ro1">
          <table:table-cell office:value-type="string" calcext:value-type="string">
            <text:p>table64-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2027" calcext:value-type="float">
            <text:p>22027</text:p>
          </table:table-cell>
          <table:table-cell office:value-type="float" office:value="93916" calcext:value-type="float">
            <text:p>93916</text:p>
          </table:table-cell>
          <table:table-cell office:value-type="float" office:value="3.779" calcext:value-type="float">
            <text:p>3.779</text:p>
          </table:table-cell>
        </table:table-row>
        <table:table-row table:style-name="ro1">
          <table:table-cell office:value-type="string" calcext:value-type="string">
            <text:p>table64-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2857" calcext:value-type="float">
            <text:p>22857</text:p>
          </table:table-cell>
          <table:table-cell office:value-type="float" office:value="97512" calcext:value-type="float">
            <text:p>97512</text:p>
          </table:table-cell>
          <table:table-cell office:value-type="float" office:value="6.055" calcext:value-type="float">
            <text:p>6.055</text:p>
          </table:table-cell>
        </table:table-row>
        <table:table-row table:style-name="ro1">
          <table:table-cell office:value-type="string" calcext:value-type="string">
            <text:p>table81-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3800" calcext:value-type="float">
            <text:p>33800</text:p>
          </table:table-cell>
          <table:table-cell office:value-type="float" office:value="142118" calcext:value-type="float">
            <text:p>142118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string" calcext:value-type="string">
            <text:p>table81-2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5003" calcext:value-type="float">
            <text:p>35003</text:p>
          </table:table-cell>
          <table:table-cell office:value-type="float" office:value="147917" calcext:value-type="float">
            <text:p>147917</text:p>
          </table:table-cell>
          <table:table-cell office:value-type="float" office:value="8.702" calcext:value-type="float">
            <text:p>8.702</text:p>
          </table:table-cell>
        </table:table-row>
        <table:table-row table:style-name="ro1">
          <table:table-cell office:value-type="string" calcext:value-type="string">
            <text:p>table81-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5599" calcext:value-type="float">
            <text:p>35599</text:p>
          </table:table-cell>
          <table:table-cell office:value-type="float" office:value="150422" calcext:value-type="float">
            <text:p>150422</text:p>
          </table:table-cell>
          <table:table-cell office:value-type="float" office:value="25.084" calcext:value-type="float">
            <text:p>25.084</text:p>
          </table:table-cell>
        </table:table-row>
        <table:table-row table:style-name="ro1">
          <table:table-cell office:value-type="string" calcext:value-type="string">
            <text:p>table81-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6249" calcext:value-type="float">
            <text:p>36249</text:p>
          </table:table-cell>
          <table:table-cell office:value-type="float" office:value="153594" calcext:value-type="float">
            <text:p>153594</text:p>
          </table:table-cell>
          <table:table-cell office:value-type="float" office:value="34.753" calcext:value-type="float">
            <text:p>34.753</text:p>
          </table:table-cell>
        </table:table-row>
        <table:table-row table:style-name="ro1">
          <table:table-cell office:value-type="string" calcext:value-type="string">
            <text:p>table81-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2789" calcext:value-type="float">
            <text:p>32789</text:p>
          </table:table-cell>
          <table:table-cell office:value-type="float" office:value="137018" calcext:value-type="float">
            <text:p>137018</text:p>
          </table:table-cell>
          <table:table-cell office:value-type="float" office:value="18.137" calcext:value-type="float">
            <text:p>18.137</text:p>
          </table:table-cell>
        </table:table-row>
        <table:table-row table:style-name="ro1">
          <table:table-cell office:value-type="string" calcext:value-type="string">
            <text:p>table81-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3595" calcext:value-type="float">
            <text:p>33595</text:p>
          </table:table-cell>
          <table:table-cell office:value-type="float" office:value="141219" calcext:value-type="float">
            <text:p>141219</text:p>
          </table:table-cell>
          <table:table-cell office:value-type="float" office:value="46.332" calcext:value-type="float">
            <text:p>46.332</text:p>
          </table:table-cell>
        </table:table-row>
        <table:table-row table:style-name="ro1">
          <table:table-cell office:value-type="string" calcext:value-type="string">
            <text:p>table81-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1821" calcext:value-type="float">
            <text:p>31821</text:p>
          </table:table-cell>
          <table:table-cell office:value-type="float" office:value="131800" calcext:value-type="float">
            <text:p>131800</text:p>
          </table:table-cell>
          <table:table-cell office:value-type="float" office:value="23.713" calcext:value-type="float">
            <text:p>23.713</text:p>
          </table:table-cell>
        </table:table-row>
        <table:table-row table:style-name="ro1">
          <table:table-cell office:value-type="string" calcext:value-type="string">
            <text:p>table81-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3187" calcext:value-type="float">
            <text:p>33187</text:p>
          </table:table-cell>
          <table:table-cell office:value-type="float" office:value="138651" calcext:value-type="float">
            <text:p>138651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string" calcext:value-type="string">
            <text:p>table81-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4209" calcext:value-type="float">
            <text:p>34209</text:p>
          </table:table-cell>
          <table:table-cell office:value-type="float" office:value="143206" calcext:value-type="float">
            <text:p>143206</text:p>
          </table:table-cell>
          <table:table-cell office:value-type="float" office:value="6.894" calcext:value-type="float">
            <text:p>6.894</text:p>
          </table:table-cell>
        </table:table-row>
        <table:table-row table:style-name="ro1">
          <table:table-cell office:value-type="string" calcext:value-type="string">
            <text:p>table81-1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4800" calcext:value-type="float">
            <text:p>34800</text:p>
          </table:table-cell>
          <table:table-cell office:value-type="float" office:value="146543" calcext:value-type="float">
            <text:p>146543</text:p>
          </table:table-cell>
          <table:table-cell office:value-type="float" office:value="28.802" calcext:value-type="float">
            <text:p>28.802</text:p>
          </table:table-cell>
        </table:table-row>
        <table:table-row table:style-name="ro1">
          <table:table-cell office:value-type="string" calcext:value-type="string">
            <text:p>table100-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6623" calcext:value-type="float">
            <text:p>46623</text:p>
          </table:table-cell>
          <table:table-cell office:value-type="float" office:value="192546" calcext:value-type="float">
            <text:p>192546</text:p>
          </table:table-cell>
          <table:table-cell office:value-type="float" office:value="15.006" calcext:value-type="float">
            <text:p>15.006</text:p>
          </table:table-cell>
        </table:table-row>
        <table:table-row table:style-name="ro1">
          <table:table-cell office:value-type="string" calcext:value-type="string">
            <text:p>table100-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008" calcext:value-type="float">
            <text:p>98008</text:p>
          </table:table-cell>
          <table:table-cell office:value-type="float" office:value="420256" calcext:value-type="float">
            <text:p>42025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table121-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70959" calcext:value-type="float">
            <text:p>70959</text:p>
          </table:table-cell>
          <table:table-cell office:value-type="float" office:value="292540" calcext:value-type="float">
            <text:p>292540</text:p>
          </table:table-cell>
          <table:table-cell office:value-type="float" office:value="46.638" calcext:value-type="float">
            <text:p>46.638</text:p>
          </table:table-cell>
        </table:table-row>
        <table:table-row table:style-name="ro1">
          <table:table-cell office:value-type="string" calcext:value-type="string">
            <text:p>table121-2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8642" calcext:value-type="float">
            <text:p>68642</text:p>
          </table:table-cell>
          <table:table-cell office:value-type="float" office:value="281866" calcext:value-type="float">
            <text:p>281866</text:p>
          </table:table-cell>
          <table:table-cell office:value-type="float" office:value="21.037" calcext:value-type="float">
            <text:p>21.037</text:p>
          </table:table-cell>
        </table:table-row>
        <table:table-row table:style-name="ro1">
          <table:table-cell office:value-type="string" calcext:value-type="string">
            <text:p>table121-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70383" calcext:value-type="float">
            <text:p>70383</text:p>
          </table:table-cell>
          <table:table-cell office:value-type="float" office:value="289838" calcext:value-type="float">
            <text:p>289838</text:p>
          </table:table-cell>
          <table:table-cell office:value-type="float" office:value="2.605" calcext:value-type="float">
            <text:p>2.605</text:p>
          </table:table-cell>
        </table:table-row>
        <table:table-row table:style-name="ro1">
          <table:table-cell office:value-type="string" calcext:value-type="string">
            <text:p>table121-4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8127" calcext:value-type="float">
            <text:p>68127</text:p>
          </table:table-cell>
          <table:table-cell office:value-type="float" office:value="279283" calcext:value-type="float">
            <text:p>279283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string" calcext:value-type="string">
            <text:p>table144-1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2731" calcext:value-type="float">
            <text:p>92731</text:p>
          </table:table-cell>
          <table:table-cell office:value-type="float" office:value="377341" calcext:value-type="float">
            <text:p>377341</text:p>
          </table:table-cell>
          <table:table-cell office:value-type="float" office:value="8.223" calcext:value-type="float">
            <text:p>8.223</text:p>
          </table:table-cell>
        </table:table-row>
        <table:table-row table:style-name="ro1">
          <table:table-cell office:value-type="string" calcext:value-type="string">
            <text:p>table144-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0283" calcext:value-type="float">
            <text:p>90283</text:p>
          </table:table-cell>
          <table:table-cell office:value-type="float" office:value="366599" calcext:value-type="float">
            <text:p>366599</text:p>
          </table:table-cell>
          <table:table-cell office:value-type="float" office:value="26.738" calcext:value-type="float">
            <text:p>26.738</text:p>
          </table:table-cell>
        </table:table-row>
        <table:table-row table:style-name="ro1">
          <table:table-cell office:value-type="string" calcext:value-type="string">
            <text:p>table144-3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0283" calcext:value-type="float">
            <text:p>90283</text:p>
          </table:table-cell>
          <table:table-cell office:value-type="float" office:value="366599" calcext:value-type="float">
            <text:p>366599</text:p>
          </table:table-cell>
          <table:table-cell office:value-type="float" office:value="25.268" calcext:value-type="float">
            <text:p>25.268</text:p>
          </table:table-cell>
        </table:table-row>
        <table:table-row table:style-name="ro1">
          <table:table-cell office:value-type="string" calcext:value-type="string">
            <text:p>table169-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26714" calcext:value-type="float">
            <text:p>126714</text:p>
          </table:table-cell>
          <table:table-cell office:value-type="float" office:value="514594" calcext:value-type="float">
            <text:p>514594</text:p>
          </table:table-cell>
          <table:table-cell office:value-type="float" office:value="7.119" calcext:value-type="float">
            <text:p>7.119</text:p>
          </table:table-cell>
        </table:table-row>
        <table:table-row table:style-name="ro1">
          <table:table-cell office:value-type="string" calcext:value-type="string">
            <text:p>table169-2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7872" calcext:value-type="float">
            <text:p>117872</text:p>
          </table:table-cell>
          <table:table-cell office:value-type="float" office:value="471038" calcext:value-type="float">
            <text:p>471038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string" calcext:value-type="string">
            <text:p>table169-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22898" calcext:value-type="float">
            <text:p>122898</text:p>
          </table:table-cell>
          <table:table-cell office:value-type="float" office:value="495057" calcext:value-type="float">
            <text:p>495057</text:p>
          </table:table-cell>
          <table:table-cell office:value-type="float" office:value="78.28" calcext:value-type="float">
            <text:p>78.28</text:p>
          </table:table-cell>
        </table:table-row>
        <table:table-row table:style-name="ro1">
          <table:table-cell office:value-type="string" calcext:value-type="string">
            <text:p>table169-4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6506" calcext:value-type="float">
            <text:p>116506</text:p>
          </table:table-cell>
          <table:table-cell office:value-type="float" office:value="465140" calcext:value-type="float">
            <text:p>465140</text:p>
          </table:table-cell>
          <table:table-cell office:value-type="float" office:value="5.065" calcext:value-type="float">
            <text:p>5.065</text:p>
          </table:table-cell>
        </table:table-row>
        <table:table-row table:style-name="ro1">
          <table:table-cell office:value-type="string" calcext:value-type="string">
            <text:p>table169-5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8250" calcext:value-type="float">
            <text:p>118250</text:p>
          </table:table-cell>
          <table:table-cell office:value-type="float" office:value="472508" calcext:value-type="float">
            <text:p>472508</text:p>
          </table:table-cell>
          <table:table-cell office:value-type="float" office:value="6.579" calcext:value-type="float">
            <text:p>6.579</text:p>
          </table:table-cell>
        </table:table-row>
        <table:table-row table:style-name="ro1">
          <table:table-cell office:value-type="string" calcext:value-type="string">
            <text:p>table169-6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20153" calcext:value-type="float">
            <text:p>120153</text:p>
          </table:table-cell>
          <table:table-cell office:value-type="float" office:value="482019" calcext:value-type="float">
            <text:p>482019</text:p>
          </table:table-cell>
          <table:table-cell office:value-type="float" office:value="6.199" calcext:value-type="float">
            <text:p>6.199</text:p>
          </table:table-cell>
        </table:table-row>
        <table:table-row table:style-name="ro1">
          <table:table-cell office:value-type="string" calcext:value-type="string">
            <text:p>table169-7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17414" calcext:value-type="float">
            <text:p>117414</text:p>
          </table:table-cell>
          <table:table-cell office:value-type="float" office:value="468567" calcext:value-type="float">
            <text:p>468567</text:p>
          </table:table-cell>
          <table:table-cell office:value-type="float" office:value="5.356" calcext:value-type="float">
            <text:p>5.356</text:p>
          </table:table-cell>
        </table:table-row>
        <table:table-row table:style-name="ro1">
          <table:table-cell office:value-type="string" calcext:value-type="string">
            <text:p>table225-1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01952" calcext:value-type="float">
            <text:p>201952</text:p>
          </table:table-cell>
          <table:table-cell office:value-type="float" office:value="797945" calcext:value-type="float">
            <text:p>797945</text:p>
          </table:table-cell>
          <table:table-cell office:value-type="float" office:value="39.062" calcext:value-type="float">
            <text:p>39.062</text:p>
          </table:table-cell>
        </table:table-row>
        <table:table-row table:style-name="ro1">
          <table:table-cell office:value-type="string" calcext:value-type="string">
            <text:p>table225-2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98850" calcext:value-type="float">
            <text:p>198850</text:p>
          </table:table-cell>
          <table:table-cell office:value-type="float" office:value="783613" calcext:value-type="float">
            <text:p>783613</text:p>
          </table:table-cell>
          <table:table-cell office:value-type="float" office:value="16.388" calcext:value-type="float">
            <text:p>16.388</text:p>
          </table:table-cell>
        </table:table-row>
        <table:table-row table:style-name="ro1">
          <table:table-cell office:value-type="string" calcext:value-type="string">
            <text:p>table225-3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11073" calcext:value-type="float">
            <text:p>211073</text:p>
          </table:table-cell>
          <table:table-cell office:value-type="float" office:value="844477" calcext:value-type="float">
            <text:p>844477</text:p>
          </table:table-cell>
          <table:table-cell office:value-type="float" office:value="181.046" calcext:value-type="float">
            <text:p>181.046</text:p>
          </table:table-cell>
        </table:table-row>
        <table:table-row table:style-name="ro1">
          <table:table-cell office:value-type="string" calcext:value-type="string">
            <text:p>table225-4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92013" calcext:value-type="float">
            <text:p>192013</text:p>
          </table:table-cell>
          <table:table-cell office:value-type="float" office:value="750972" calcext:value-type="float">
            <text:p>750972</text:p>
          </table:table-cell>
          <table:table-cell office:value-type="float" office:value="12.73" calcext:value-type="float">
            <text:p>12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02:49:29.984791911</dc:date>
    <meta:editing-duration>PT57M32S</meta:editing-duration>
    <meta:editing-cycles>1</meta:editing-cycles>
    <meta:document-statistic meta:table-count="2" meta:cell-count="720" meta:object-count="3"/>
    <meta:generator>LibreOffice/6.2.4.2.0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17cm" svg:height="10.945cm" xlink:href=".." xlink:type="simple" chart:class="chart:line" chart:style-name="ch1">
        <chart:legend chart:legend-position="end" svg:x="22.7cm" svg:y="4.924cm" style:legend-expansion="high" chart:style-name="ch2"/>
        <chart:plot-area chart:style-name="ch3" table:cell-range-address="benchmark1.A1:benchmark1.A60 benchmark1.D1:benchmark1.E60" chart:data-source-has-labels="both" svg:x="0.516cm" svg:y="0.218cm" svg:width="21.668cm" svg:height="10.509cm">
          <chartooo:coordinate-region svg:x="1.878cm" svg:y="0.218cm" svg:width="20.164cm" svg:height="8.657cm"/>
          <chart:axis chart:dimension="x" chart:name="primary-x" chart:style-name="ch4" chartooo:axis-type="auto">
            <chartooo:date-scale/>
            <chart:categories table:cell-range-address="benchmark1.A2:benchmark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nchmark1.D2:benchmark1.D60" chart:label-cell-address="benchmark1.D1:benchmark1.D1" chart:class="chart:line">
            <chart:data-point chart:repeated="59"/>
          </chart:series>
          <chart:series chart:style-name="ch7" chart:values-cell-range-address="benchmark1.E2:benchmark1.E60" chart:label-cell-address="benchmark1.E1:benchmark1.E1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Atoms</text:p>
                <draw:g>
                  <svg:desc>benchmark1.D1:benchmark1.D1</svg:desc>
                </draw:g>
              </table:table-cell>
              <table:table-cell office:value-type="string">
                <text:p>No.Clauses</text:p>
                <draw:g>
                  <svg:desc>benchmark1.E1:benchmark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ble9-1</text:p>
                <draw:g>
                  <svg:desc>benchmark1.A2:benchmark1.A60</svg:desc>
                </draw:g>
              </table:table-cell>
              <table:table-cell office:value-type="float" office:value="81">
                <text:p>81</text:p>
                <draw:g>
                  <svg:desc>benchmark1.D2:benchmark1.D60</svg:desc>
                </draw:g>
              </table:table-cell>
              <table:table-cell office:value-type="float" office:value="81">
                <text:p>81</text:p>
                <draw:g>
                  <svg:desc>benchmark1.E2:benchmark1.E60</svg:desc>
                </draw:g>
              </table:table-cell>
            </table:table-row>
            <table:table-row>
              <table:table-cell office:value-type="string">
                <text:p>table9-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ble9-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ble9-4</text:p>
              </table:table-cell>
              <table:table-cell office:value-type="float" office:value="319">
                <text:p>31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table9-5</text:p>
              </table:table-cell>
              <table:table-cell office:value-type="float" office:value="660">
                <text:p>66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table9-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ble9-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ble16-1</text:p>
              </table:table-cell>
              <table:table-cell office:value-type="float" office:value="2217">
                <text:p>2217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table16-2</text:p>
              </table:table-cell>
              <table:table-cell office:value-type="float" office:value="2288">
                <text:p>2288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table16-3</text:p>
              </table:table-cell>
              <table:table-cell office:value-type="float" office:value="2522">
                <text:p>2522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table25-1</text:p>
              </table:table-cell>
              <table:table-cell office:value-type="float" office:value="7051">
                <text:p>7051</text:p>
              </table:table-cell>
              <table:table-cell office:value-type="float" office:value="20053">
                <text:p>20053</text:p>
              </table:table-cell>
            </table:table-row>
            <table:table-row>
              <table:table-cell office:value-type="string">
                <text:p>table25-2</text:p>
              </table:table-cell>
              <table:table-cell office:value-type="float" office:value="6103">
                <text:p>6103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table36-1</text:p>
              </table:table-cell>
              <table:table-cell office:value-type="float" office:value="11914">
                <text:p>11914</text:p>
              </table:table-cell>
              <table:table-cell office:value-type="float" office:value="33504">
                <text:p>33504</text:p>
              </table:table-cell>
            </table:table-row>
            <table:table-row>
              <table:table-cell office:value-type="string">
                <text:p>table36-2</text:p>
              </table:table-cell>
              <table:table-cell office:value-type="float" office:value="11277">
                <text:p>11277</text:p>
              </table:table-cell>
              <table:table-cell office:value-type="float" office:value="31648">
                <text:p>31648</text:p>
              </table:table-cell>
            </table:table-row>
            <table:table-row>
              <table:table-cell office:value-type="string">
                <text:p>table36-3</text:p>
              </table:table-cell>
              <table:table-cell office:value-type="float" office:value="12331">
                <text:p>12331</text:p>
              </table:table-cell>
              <table:table-cell office:value-type="float" office:value="34641">
                <text:p>34641</text:p>
              </table:table-cell>
            </table:table-row>
            <table:table-row>
              <table:table-cell office:value-type="string">
                <text:p>table36-4</text:p>
              </table:table-cell>
              <table:table-cell office:value-type="float" office:value="11269">
                <text:p>11269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string">
                <text:p>table36-5</text:p>
              </table:table-cell>
              <table:table-cell office:value-type="float" office:value="11446">
                <text:p>11446</text:p>
              </table:table-cell>
              <table:table-cell office:value-type="float" office:value="32239">
                <text:p>32239</text:p>
              </table:table-cell>
            </table:table-row>
            <table:table-row>
              <table:table-cell office:value-type="string">
                <text:p>table36-6</text:p>
              </table:table-cell>
              <table:table-cell office:value-type="float" office:value="10281">
                <text:p>10281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string">
                <text:p>table36-7</text:p>
              </table:table-cell>
              <table:table-cell office:value-type="float" office:value="11972">
                <text:p>11972</text:p>
              </table:table-cell>
              <table:table-cell office:value-type="float" office:value="33564">
                <text:p>33564</text:p>
              </table:table-cell>
            </table:table-row>
            <table:table-row>
              <table:table-cell office:value-type="string">
                <text:p>table49-1</text:p>
              </table:table-cell>
              <table:table-cell office:value-type="float" office:value="14334">
                <text:p>14334</text:p>
              </table:table-cell>
              <table:table-cell office:value-type="float" office:value="61369">
                <text:p>61369</text:p>
              </table:table-cell>
            </table:table-row>
            <table:table-row>
              <table:table-cell office:value-type="string">
                <text:p>table49-2</text:p>
              </table:table-cell>
              <table:table-cell office:value-type="float" office:value="13705">
                <text:p>13705</text:p>
              </table:table-cell>
              <table:table-cell office:value-type="float" office:value="58312">
                <text:p>58312</text:p>
              </table:table-cell>
            </table:table-row>
            <table:table-row>
              <table:table-cell office:value-type="string">
                <text:p>table49-3</text:p>
              </table:table-cell>
              <table:table-cell office:value-type="float" office:value="14220">
                <text:p>14220</text:p>
              </table:table-cell>
              <table:table-cell office:value-type="float" office:value="61132">
                <text:p>61132</text:p>
              </table:table-cell>
            </table:table-row>
            <table:table-row>
              <table:table-cell office:value-type="string">
                <text:p>table49-4</text:p>
              </table:table-cell>
              <table:table-cell office:value-type="float" office:value="13557">
                <text:p>13557</text:p>
              </table:table-cell>
              <table:table-cell office:value-type="float" office:value="57862">
                <text:p>57862</text:p>
              </table:table-cell>
            </table:table-row>
            <table:table-row>
              <table:table-cell office:value-type="string">
                <text:p>table49-5</text:p>
              </table:table-cell>
              <table:table-cell office:value-type="float" office:value="15151">
                <text:p>15151</text:p>
              </table:table-cell>
              <table:table-cell office:value-type="float" office:value="65603">
                <text:p>65603</text:p>
              </table:table-cell>
            </table:table-row>
            <table:table-row>
              <table:table-cell office:value-type="string">
                <text:p>table49-6</text:p>
              </table:table-cell>
              <table:table-cell office:value-type="float" office:value="14110">
                <text:p>14110</text:p>
              </table:table-cell>
              <table:table-cell office:value-type="float" office:value="60716">
                <text:p>60716</text:p>
              </table:table-cell>
            </table:table-row>
            <table:table-row>
              <table:table-cell office:value-type="string">
                <text:p>table49-7</text:p>
              </table:table-cell>
              <table:table-cell office:value-type="float" office:value="13922">
                <text:p>13922</text:p>
              </table:table-cell>
              <table:table-cell office:value-type="float" office:value="60129">
                <text:p>60129</text:p>
              </table:table-cell>
            </table:table-row>
            <table:table-row>
              <table:table-cell office:value-type="string">
                <text:p>table49-8</text:p>
              </table:table-cell>
              <table:table-cell office:value-type="float" office:value="15604">
                <text:p>15604</text:p>
              </table:table-cell>
              <table:table-cell office:value-type="float" office:value="66773">
                <text:p>66773</text:p>
              </table:table-cell>
            </table:table-row>
            <table:table-row>
              <table:table-cell office:value-type="string">
                <text:p>table64-1</text:p>
              </table:table-cell>
              <table:table-cell office:value-type="float" office:value="21642">
                <text:p>21642</text:p>
              </table:table-cell>
              <table:table-cell office:value-type="float" office:value="91939">
                <text:p>91939</text:p>
              </table:table-cell>
            </table:table-row>
            <table:table-row>
              <table:table-cell office:value-type="string">
                <text:p>table64-2</text:p>
              </table:table-cell>
              <table:table-cell office:value-type="float" office:value="22670">
                <text:p>22670</text:p>
              </table:table-cell>
              <table:table-cell office:value-type="float" office:value="96376">
                <text:p>96376</text:p>
              </table:table-cell>
            </table:table-row>
            <table:table-row>
              <table:table-cell office:value-type="string">
                <text:p>table81-1</text:p>
              </table:table-cell>
              <table:table-cell office:value-type="float" office:value="33410">
                <text:p>33410</text:p>
              </table:table-cell>
              <table:table-cell office:value-type="float" office:value="140048">
                <text:p>140048</text:p>
              </table:table-cell>
            </table:table-row>
            <table:table-row>
              <table:table-cell office:value-type="string">
                <text:p>table81-2</text:p>
              </table:table-cell>
              <table:table-cell office:value-type="float" office:value="34218">
                <text:p>34218</text:p>
              </table:table-cell>
              <table:table-cell office:value-type="float" office:value="143754">
                <text:p>143754</text:p>
              </table:table-cell>
            </table:table-row>
            <table:table-row>
              <table:table-cell office:value-type="string">
                <text:p>table81-3</text:p>
              </table:table-cell>
              <table:table-cell office:value-type="float" office:value="35188">
                <text:p>35188</text:p>
              </table:table-cell>
              <table:table-cell office:value-type="float" office:value="148428">
                <text:p>148428</text:p>
              </table:table-cell>
            </table:table-row>
            <table:table-row>
              <table:table-cell office:value-type="string">
                <text:p>table81-4</text:p>
              </table:table-cell>
              <table:table-cell office:value-type="float" office:value="35984">
                <text:p>35984</text:p>
              </table:table-cell>
              <table:table-cell office:value-type="float" office:value="152155">
                <text:p>152155</text:p>
              </table:table-cell>
            </table:table-row>
            <table:table-row>
              <table:table-cell office:value-type="string">
                <text:p>table81-5</text:p>
              </table:table-cell>
              <table:table-cell office:value-type="float" office:value="32339">
                <text:p>32339</text:p>
              </table:table-cell>
              <table:table-cell office:value-type="float" office:value="134726">
                <text:p>134726</text:p>
              </table:table-cell>
            </table:table-row>
            <table:table-row>
              <table:table-cell office:value-type="string">
                <text:p>table81-6</text:p>
              </table:table-cell>
              <table:table-cell office:value-type="float" office:value="33076">
                <text:p>33076</text:p>
              </table:table-cell>
              <table:table-cell office:value-type="float" office:value="138642">
                <text:p>138642</text:p>
              </table:table-cell>
            </table:table-row>
            <table:table-row>
              <table:table-cell office:value-type="string">
                <text:p>table81-7</text:p>
              </table:table-cell>
              <table:table-cell office:value-type="float" office:value="31290">
                <text:p>31290</text:p>
              </table:table-cell>
              <table:table-cell office:value-type="float" office:value="129331">
                <text:p>129331</text:p>
              </table:table-cell>
            </table:table-row>
            <table:table-row>
              <table:table-cell office:value-type="string">
                <text:p>table81-8</text:p>
              </table:table-cell>
              <table:table-cell office:value-type="float" office:value="32867">
                <text:p>32867</text:p>
              </table:table-cell>
              <table:table-cell office:value-type="float" office:value="136760">
                <text:p>136760</text:p>
              </table:table-cell>
            </table:table-row>
            <table:table-row>
              <table:table-cell office:value-type="string">
                <text:p>table81-9</text:p>
              </table:table-cell>
              <table:table-cell office:value-type="float" office:value="33709">
                <text:p>33709</text:p>
              </table:table-cell>
              <table:table-cell office:value-type="float" office:value="140612">
                <text:p>140612</text:p>
              </table:table-cell>
            </table:table-row>
            <table:table-row>
              <table:table-cell office:value-type="string">
                <text:p>table81-10</text:p>
              </table:table-cell>
              <table:table-cell office:value-type="float" office:value="34568">
                <text:p>34568</text:p>
              </table:table-cell>
              <table:table-cell office:value-type="float" office:value="145368">
                <text:p>145368</text:p>
              </table:table-cell>
            </table:table-row>
            <table:table-row>
              <table:table-cell office:value-type="string">
                <text:p>table100-1</text:p>
              </table:table-cell>
              <table:table-cell office:value-type="float" office:value="45808">
                <text:p>45808</text:p>
              </table:table-cell>
              <table:table-cell office:value-type="float" office:value="188380">
                <text:p>188380</text:p>
              </table:table-cell>
            </table:table-row>
            <table:table-row>
              <table:table-cell office:value-type="string">
                <text:p>table100-2</text:p>
              </table:table-cell>
              <table:table-cell office:value-type="float" office:value="97421">
                <text:p>97421</text:p>
              </table:table-cell>
              <table:table-cell office:value-type="float" office:value="417492">
                <text:p>417492</text:p>
              </table:table-cell>
            </table:table-row>
            <table:table-row>
              <table:table-cell office:value-type="string">
                <text:p>table121-1</text:p>
              </table:table-cell>
              <table:table-cell office:value-type="float" office:value="70159">
                <text:p>70159</text:p>
              </table:table-cell>
              <table:table-cell office:value-type="float" office:value="288296">
                <text:p>288296</text:p>
              </table:table-cell>
            </table:table-row>
            <table:table-row>
              <table:table-cell office:value-type="string">
                <text:p>table121-2</text:p>
              </table:table-cell>
              <table:table-cell office:value-type="float" office:value="67794">
                <text:p>67794</text:p>
              </table:table-cell>
              <table:table-cell office:value-type="float" office:value="277360">
                <text:p>277360</text:p>
              </table:table-cell>
            </table:table-row>
            <table:table-row>
              <table:table-cell office:value-type="string">
                <text:p>table121-3</text:p>
              </table:table-cell>
              <table:table-cell office:value-type="float" office:value="69454">
                <text:p>69454</text:p>
              </table:table-cell>
              <table:table-cell office:value-type="float" office:value="284992">
                <text:p>284992</text:p>
              </table:table-cell>
            </table:table-row>
            <table:table-row>
              <table:table-cell office:value-type="string">
                <text:p>table121-4</text:p>
              </table:table-cell>
              <table:table-cell office:value-type="float" office:value="66887">
                <text:p>66887</text:p>
              </table:table-cell>
              <table:table-cell office:value-type="float" office:value="273143">
                <text:p>273143</text:p>
              </table:table-cell>
            </table:table-row>
            <table:table-row>
              <table:table-cell office:value-type="string">
                <text:p>table144-1</text:p>
              </table:table-cell>
              <table:table-cell office:value-type="float" office:value="91100">
                <text:p>91100</text:p>
              </table:table-cell>
              <table:table-cell office:value-type="float" office:value="368975">
                <text:p>368975</text:p>
              </table:table-cell>
            </table:table-row>
            <table:table-row>
              <table:table-cell office:value-type="string">
                <text:p>table144-2</text:p>
              </table:table-cell>
              <table:table-cell office:value-type="float" office:value="89257">
                <text:p>89257</text:p>
              </table:table-cell>
              <table:table-cell office:value-type="float" office:value="361188">
                <text:p>361188</text:p>
              </table:table-cell>
            </table:table-row>
            <table:table-row>
              <table:table-cell office:value-type="string">
                <text:p>table144-3</text:p>
              </table:table-cell>
              <table:table-cell office:value-type="float" office:value="89257">
                <text:p>89257</text:p>
              </table:table-cell>
              <table:table-cell office:value-type="float" office:value="361188">
                <text:p>361188</text:p>
              </table:table-cell>
            </table:table-row>
            <table:table-row>
              <table:table-cell office:value-type="string">
                <text:p>table169-1</text:p>
              </table:table-cell>
              <table:table-cell office:value-type="float" office:value="124840">
                <text:p>124840</text:p>
              </table:table-cell>
              <table:table-cell office:value-type="float" office:value="505033">
                <text:p>505033</text:p>
              </table:table-cell>
            </table:table-row>
            <table:table-row>
              <table:table-cell office:value-type="string">
                <text:p>table169-2</text:p>
              </table:table-cell>
              <table:table-cell office:value-type="float" office:value="116030">
                <text:p>116030</text:p>
              </table:table-cell>
              <table:table-cell office:value-type="float" office:value="461385">
                <text:p>461385</text:p>
              </table:table-cell>
            </table:table-row>
            <table:table-row>
              <table:table-cell office:value-type="string">
                <text:p>table169-3</text:p>
              </table:table-cell>
              <table:table-cell office:value-type="float" office:value="120720">
                <text:p>120720</text:p>
              </table:table-cell>
              <table:table-cell office:value-type="float" office:value="484324">
                <text:p>484324</text:p>
              </table:table-cell>
            </table:table-row>
            <table:table-row>
              <table:table-cell office:value-type="string">
                <text:p>table169-4</text:p>
              </table:table-cell>
              <table:table-cell office:value-type="float" office:value="114385">
                <text:p>114385</text:p>
              </table:table-cell>
              <table:table-cell office:value-type="float" office:value="454323">
                <text:p>454323</text:p>
              </table:table-cell>
            </table:table-row>
            <table:table-row>
              <table:table-cell office:value-type="string">
                <text:p>table169-5</text:p>
              </table:table-cell>
              <table:table-cell office:value-type="float" office:value="115622">
                <text:p>115622</text:p>
              </table:table-cell>
              <table:table-cell office:value-type="float" office:value="459017">
                <text:p>459017</text:p>
              </table:table-cell>
            </table:table-row>
            <table:table-row>
              <table:table-cell office:value-type="string">
                <text:p>table169-6</text:p>
              </table:table-cell>
              <table:table-cell office:value-type="float" office:value="117040">
                <text:p>117040</text:p>
              </table:table-cell>
              <table:table-cell office:value-type="float" office:value="466636">
                <text:p>466636</text:p>
              </table:table-cell>
            </table:table-row>
            <table:table-row>
              <table:table-cell office:value-type="string">
                <text:p>table169-7</text:p>
              </table:table-cell>
              <table:table-cell office:value-type="float" office:value="115272">
                <text:p>115272</text:p>
              </table:table-cell>
              <table:table-cell office:value-type="float" office:value="457702">
                <text:p>457702</text:p>
              </table:table-cell>
            </table:table-row>
            <table:table-row>
              <table:table-cell office:value-type="string">
                <text:p>table225-1</text:p>
              </table:table-cell>
              <table:table-cell office:value-type="float" office:value="198726">
                <text:p>198726</text:p>
              </table:table-cell>
              <table:table-cell office:value-type="float" office:value="781966">
                <text:p>781966</text:p>
              </table:table-cell>
            </table:table-row>
            <table:table-row>
              <table:table-cell office:value-type="string">
                <text:p>table225-2</text:p>
              </table:table-cell>
              <table:table-cell office:value-type="float" office:value="194391">
                <text:p>194391</text:p>
              </table:table-cell>
              <table:table-cell office:value-type="float" office:value="761014">
                <text:p>761014</text:p>
              </table:table-cell>
            </table:table-row>
            <table:table-row>
              <table:table-cell office:value-type="string">
                <text:p>table225-3</text:p>
              </table:table-cell>
              <table:table-cell office:value-type="float" office:value="208718">
                <text:p>208718</text:p>
              </table:table-cell>
              <table:table-cell office:value-type="float" office:value="832370">
                <text:p>832370</text:p>
              </table:table-cell>
            </table:table-row>
            <table:table-row>
              <table:table-cell office:value-type="string">
                <text:p>table225-4</text:p>
              </table:table-cell>
              <table:table-cell office:value-type="float" office:value="187869">
                <text:p>187869</text:p>
              </table:table-cell>
              <table:table-cell office:value-type="float" office:value="730437">
                <text:p>730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735cm" svg:height="14.497cm" xlink:href=".." xlink:type="simple" chart:class="chart:line" chart:style-name="ch1">
        <chart:legend chart:legend-position="end" svg:x="23.042cm" svg:y="6.949cm" style:legend-expansion="high" chart:style-name="ch2"/>
        <chart:plot-area chart:style-name="ch3" table:cell-range-address="benchmark1.A1:benchmark1.A60 benchmark1.F1:benchmark1.F60" chart:data-source-has-labels="both" svg:x="0.514cm" svg:y="0.289cm" svg:width="22.014cm" svg:height="13.919cm">
          <chartooo:coordinate-region svg:x="1.321cm" svg:y="0.289cm" svg:width="20.869cm" svg:height="12.067cm"/>
          <chart:axis chart:dimension="x" chart:name="primary-x" chart:style-name="ch4" chartooo:axis-type="auto">
            <chartooo:date-scale/>
            <chart:categories table:cell-range-address="benchmark1.A2:benchmark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nchmark1.F2:benchmark1.F60" chart:label-cell-address="benchmark1.F1:benchmark1.F1" chart:class="chart:line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benchmark1.F1:benchmark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ble9-1</text:p>
                <draw:g>
                  <svg:desc>benchmark1.A2:benchmark1.A60</svg:desc>
                </draw:g>
              </table:table-cell>
              <table:table-cell office:value-type="float" office:value="0.006">
                <text:p>0.006</text:p>
                <draw:g>
                  <svg:desc>benchmark1.F2:benchmark1.F60</svg:desc>
                </draw:g>
              </table:table-cell>
            </table:table-row>
            <table:table-row>
              <table:table-cell office:value-type="string">
                <text:p>table9-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table9-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table9-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table9-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table9-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table9-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table16-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table16-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table16-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table25-1</text:p>
              </table:table-cell>
              <table:table-cell office:value-type="float" office:value="17.898">
                <text:p>17.898</text:p>
              </table:table-cell>
            </table:table-row>
            <table:table-row>
              <table:table-cell office:value-type="string">
                <text:p>table25-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table36-1</text:p>
              </table:table-cell>
              <table:table-cell office:value-type="float" office:value="52.623">
                <text:p>52.623</text:p>
              </table:table-cell>
            </table:table-row>
            <table:table-row>
              <table:table-cell office:value-type="string">
                <text:p>table36-2</text:p>
              </table:table-cell>
              <table:table-cell office:value-type="float" office:value="16.641">
                <text:p>16.641</text:p>
              </table:table-cell>
            </table:table-row>
            <table:table-row>
              <table:table-cell office:value-type="string">
                <text:p>table36-3</text:p>
              </table:table-cell>
              <table:table-cell office:value-type="float" office:value="108.085">
                <text:p>108.085</text:p>
              </table:table-cell>
            </table:table-row>
            <table:table-row>
              <table:table-cell office:value-type="string">
                <text:p>table36-4</text:p>
              </table:table-cell>
              <table:table-cell office:value-type="float" office:value="5.977">
                <text:p>5.977</text:p>
              </table:table-cell>
            </table:table-row>
            <table:table-row>
              <table:table-cell office:value-type="string">
                <text:p>table36-5</text:p>
              </table:table-cell>
              <table:table-cell office:value-type="float" office:value="79.793">
                <text:p>79.793</text:p>
              </table:table-cell>
            </table:table-row>
            <table:table-row>
              <table:table-cell office:value-type="string">
                <text:p>table36-6</text:p>
              </table:table-cell>
              <table:table-cell office:value-type="float" office:value="1.916">
                <text:p>1.916</text:p>
              </table:table-cell>
            </table:table-row>
            <table:table-row>
              <table:table-cell office:value-type="string">
                <text:p>table36-7</text:p>
              </table:table-cell>
              <table:table-cell office:value-type="float" office:value="9.478">
                <text:p>9.478</text:p>
              </table:table-cell>
            </table:table-row>
            <table:table-row>
              <table:table-cell office:value-type="string">
                <text:p>table49-1</text:p>
              </table:table-cell>
              <table:table-cell office:value-type="float" office:value="41.166">
                <text:p>41.166</text:p>
              </table:table-cell>
            </table:table-row>
            <table:table-row>
              <table:table-cell office:value-type="string">
                <text:p>table49-2</text:p>
              </table:table-cell>
              <table:table-cell office:value-type="float" office:value="65.501">
                <text:p>65.501</text:p>
              </table:table-cell>
            </table:table-row>
            <table:table-row>
              <table:table-cell office:value-type="string">
                <text:p>table49-3</text:p>
              </table:table-cell>
              <table:table-cell office:value-type="float" office:value="38.81">
                <text:p>38.81</text:p>
              </table:table-cell>
            </table:table-row>
            <table:table-row>
              <table:table-cell office:value-type="string">
                <text:p>table49-4</text:p>
              </table:table-cell>
              <table:table-cell office:value-type="float" office:value="14.269">
                <text:p>14.269</text:p>
              </table:table-cell>
            </table:table-row>
            <table:table-row>
              <table:table-cell office:value-type="string">
                <text:p>table49-5</text:p>
              </table:table-cell>
              <table:table-cell office:value-type="float" office:value="147.019">
                <text:p>147.019</text:p>
              </table:table-cell>
            </table:table-row>
            <table:table-row>
              <table:table-cell office:value-type="string">
                <text:p>table49-6</text:p>
              </table:table-cell>
              <table:table-cell office:value-type="float" office:value="37.837">
                <text:p>37.837</text:p>
              </table:table-cell>
            </table:table-row>
            <table:table-row>
              <table:table-cell office:value-type="string">
                <text:p>table49-7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table49-8</text:p>
              </table:table-cell>
              <table:table-cell office:value-type="float" office:value="24.964">
                <text:p>24.964</text:p>
              </table:table-cell>
            </table:table-row>
            <table:table-row>
              <table:table-cell office:value-type="string">
                <text:p>table64-1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table64-2</text:p>
              </table:table-cell>
              <table:table-cell office:value-type="float" office:value="10.523">
                <text:p>10.523</text:p>
              </table:table-cell>
            </table:table-row>
            <table:table-row>
              <table:table-cell office:value-type="string">
                <text:p>table81-1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table81-2</text:p>
              </table:table-cell>
              <table:table-cell office:value-type="float" office:value="12.743">
                <text:p>12.743</text:p>
              </table:table-cell>
            </table:table-row>
            <table:table-row>
              <table:table-cell office:value-type="string">
                <text:p>table81-3</text:p>
              </table:table-cell>
              <table:table-cell office:value-type="float" office:value="13.179">
                <text:p>13.179</text:p>
              </table:table-cell>
            </table:table-row>
            <table:table-row>
              <table:table-cell office:value-type="string">
                <text:p>table81-4</text:p>
              </table:table-cell>
              <table:table-cell office:value-type="float" office:value="34.559">
                <text:p>34.559</text:p>
              </table:table-cell>
            </table:table-row>
            <table:table-row>
              <table:table-cell office:value-type="string">
                <text:p>table81-5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table81-6</text:p>
              </table:table-cell>
              <table:table-cell office:value-type="float" office:value="57.214">
                <text:p>57.214</text:p>
              </table:table-cell>
            </table:table-row>
            <table:table-row>
              <table:table-cell office:value-type="string">
                <text:p>table81-7</text:p>
              </table:table-cell>
              <table:table-cell office:value-type="float" office:value="18.099">
                <text:p>18.099</text:p>
              </table:table-cell>
            </table:table-row>
            <table:table-row>
              <table:table-cell office:value-type="string">
                <text:p>table81-8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table81-9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table81-10</text:p>
              </table:table-cell>
              <table:table-cell office:value-type="float" office:value="13.443">
                <text:p>13.443</text:p>
              </table:table-cell>
            </table:table-row>
            <table:table-row>
              <table:table-cell office:value-type="string">
                <text:p>table100-1</text:p>
              </table:table-cell>
              <table:table-cell office:value-type="float" office:value="12.942">
                <text:p>12.942</text:p>
              </table:table-cell>
            </table:table-row>
            <table:table-row>
              <table:table-cell office:value-type="string">
                <text:p>table100-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table121-1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table121-2</text:p>
              </table:table-cell>
              <table:table-cell office:value-type="float" office:value="11.353">
                <text:p>11.353</text:p>
              </table:table-cell>
            </table:table-row>
            <table:table-row>
              <table:table-cell office:value-type="string">
                <text:p>table121-3</text:p>
              </table:table-cell>
              <table:table-cell office:value-type="float" office:value="2.587">
                <text:p>2.587</text:p>
              </table:table-cell>
            </table:table-row>
            <table:table-row>
              <table:table-cell office:value-type="string">
                <text:p>table121-4</text:p>
              </table:table-cell>
              <table:table-cell office:value-type="float" office:value="2.846">
                <text:p>2.846</text:p>
              </table:table-cell>
            </table:table-row>
            <table:table-row>
              <table:table-cell office:value-type="string">
                <text:p>table144-1</text:p>
              </table:table-cell>
              <table:table-cell office:value-type="float" office:value="8.483">
                <text:p>8.483</text:p>
              </table:table-cell>
            </table:table-row>
            <table:table-row>
              <table:table-cell office:value-type="string">
                <text:p>table144-2</text:p>
              </table:table-cell>
              <table:table-cell office:value-type="float" office:value="20.602">
                <text:p>20.602</text:p>
              </table:table-cell>
            </table:table-row>
            <table:table-row>
              <table:table-cell office:value-type="string">
                <text:p>table144-3</text:p>
              </table:table-cell>
              <table:table-cell office:value-type="float" office:value="23.105">
                <text:p>23.105</text:p>
              </table:table-cell>
            </table:table-row>
            <table:table-row>
              <table:table-cell office:value-type="string">
                <text:p>table169-1</text:p>
              </table:table-cell>
              <table:table-cell office:value-type="float" office:value="5.793">
                <text:p>5.793</text:p>
              </table:table-cell>
            </table:table-row>
            <table:table-row>
              <table:table-cell office:value-type="string">
                <text:p>table169-2</text:p>
              </table:table-cell>
              <table:table-cell office:value-type="float" office:value="30.096">
                <text:p>30.096</text:p>
              </table:table-cell>
            </table:table-row>
            <table:table-row>
              <table:table-cell office:value-type="string">
                <text:p>table169-3</text:p>
              </table:table-cell>
              <table:table-cell office:value-type="float" office:value="37.348">
                <text:p>37.348</text:p>
              </table:table-cell>
            </table:table-row>
            <table:table-row>
              <table:table-cell office:value-type="string">
                <text:p>table169-4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>table169-5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table169-6</text:p>
              </table:table-cell>
              <table:table-cell office:value-type="float" office:value="12.122">
                <text:p>12.122</text:p>
              </table:table-cell>
            </table:table-row>
            <table:table-row>
              <table:table-cell office:value-type="string">
                <text:p>table169-7</text:p>
              </table:table-cell>
              <table:table-cell office:value-type="float" office:value="5.038">
                <text:p>5.038</text:p>
              </table:table-cell>
            </table:table-row>
            <table:table-row>
              <table:table-cell office:value-type="string">
                <text:p>table225-1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table225-2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table225-3</text:p>
              </table:table-cell>
              <table:table-cell office:value-type="float" office:value="215.442">
                <text:p>215.442</text:p>
              </table:table-cell>
            </table:table-row>
            <table:table-row>
              <table:table-cell office:value-type="string">
                <text:p>table225-4</text:p>
              </table:table-cell>
              <table:table-cell office:value-type="float" office:value="10.792">
                <text:p>10.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2.87cm" svg:y="3.954cm" style:legend-expansion="high" chart:style-name="ch2"/>
        <chart:plot-area chart:style-name="ch3" table:cell-range-address="PC.A1:PC.A60 PC.D1:PC.E60" chart:data-source-has-labels="both" svg:x="0.319cm" svg:y="0.18cm" svg:width="12.232cm" svg:height="8.645cm">
          <chartooo:coordinate-region svg:x="1.681cm" svg:y="0.18cm" svg:width="10.87cm" svg:height="6.793cm"/>
          <chart:axis chart:dimension="x" chart:name="primary-x" chart:style-name="ch4" chartooo:axis-type="auto">
            <chartooo:date-scale/>
            <chart:categories table:cell-range-address="PC.A2:PC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C.D2:PC.D60" chart:label-cell-address="PC.D1:PC.D1" chart:class="chart:line">
            <chart:data-point chart:repeated="59"/>
          </chart:series>
          <chart:series chart:style-name="ch7" chart:values-cell-range-address="PC.E2:PC.E60" chart:label-cell-address="PC.E1:PC.E1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Atoms</text:p>
                <draw:g>
                  <svg:desc>PC.D1:PC.D1</svg:desc>
                </draw:g>
              </table:table-cell>
              <table:table-cell office:value-type="string">
                <text:p>No.Clauses</text:p>
                <draw:g>
                  <svg:desc>PC.E1:P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ble9-1</text:p>
                <draw:g>
                  <svg:desc>PC.A2:PC.A60</svg:desc>
                </draw:g>
              </table:table-cell>
              <table:table-cell office:value-type="float" office:value="81">
                <text:p>81</text:p>
                <draw:g>
                  <svg:desc>PC.D2:PC.D60</svg:desc>
                </draw:g>
              </table:table-cell>
              <table:table-cell office:value-type="float" office:value="81">
                <text:p>81</text:p>
                <draw:g>
                  <svg:desc>PC.E2:PC.E60</svg:desc>
                </draw:g>
              </table:table-cell>
            </table:table-row>
            <table:table-row>
              <table:table-cell office:value-type="string">
                <text:p>table9-2</text:p>
              </table:table-cell>
              <table:table-cell office:value-type="float" office:value="348">
                <text:p>34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table9-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ble9-4</text:p>
              </table:table-cell>
              <table:table-cell office:value-type="float" office:value="332">
                <text:p>33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table9-5</text:p>
              </table:table-cell>
              <table:table-cell office:value-type="float" office:value="660">
                <text:p>66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table9-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ble9-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table16-1</text:p>
              </table:table-cell>
              <table:table-cell office:value-type="float" office:value="2252">
                <text:p>2252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table16-2</text:p>
              </table:table-cell>
              <table:table-cell office:value-type="float" office:value="2309">
                <text:p>2309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table16-3</text:p>
              </table:table-cell>
              <table:table-cell office:value-type="float" office:value="2547">
                <text:p>2547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table25-1</text:p>
              </table:table-cell>
              <table:table-cell office:value-type="float" office:value="7171">
                <text:p>7171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table25-2</text:p>
              </table:table-cell>
              <table:table-cell office:value-type="float" office:value="6114">
                <text:p>6114</text:p>
              </table:table-cell>
              <table:table-cell office:value-type="float" office:value="17293">
                <text:p>17293</text:p>
              </table:table-cell>
            </table:table-row>
            <table:table-row>
              <table:table-cell office:value-type="string">
                <text:p>table36-1</text:p>
              </table:table-cell>
              <table:table-cell office:value-type="float" office:value="12023">
                <text:p>12023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string">
                <text:p>table36-2</text:p>
              </table:table-cell>
              <table:table-cell office:value-type="float" office:value="11362">
                <text:p>11362</text:p>
              </table:table-cell>
              <table:table-cell office:value-type="float" office:value="31876">
                <text:p>31876</text:p>
              </table:table-cell>
            </table:table-row>
            <table:table-row>
              <table:table-cell office:value-type="string">
                <text:p>table36-3</text:p>
              </table:table-cell>
              <table:table-cell office:value-type="float" office:value="12483">
                <text:p>12483</text:p>
              </table:table-cell>
              <table:table-cell office:value-type="float" office:value="35089">
                <text:p>35089</text:p>
              </table:table-cell>
            </table:table-row>
            <table:table-row>
              <table:table-cell office:value-type="string">
                <text:p>table36-4</text:p>
              </table:table-cell>
              <table:table-cell office:value-type="float" office:value="11383">
                <text:p>11383</text:p>
              </table:table-cell>
              <table:table-cell office:value-type="float" office:value="31812">
                <text:p>31812</text:p>
              </table:table-cell>
            </table:table-row>
            <table:table-row>
              <table:table-cell office:value-type="string">
                <text:p>table36-5</text:p>
              </table:table-cell>
              <table:table-cell office:value-type="float" office:value="11554">
                <text:p>11554</text:p>
              </table:table-cell>
              <table:table-cell office:value-type="float" office:value="32527">
                <text:p>32527</text:p>
              </table:table-cell>
            </table:table-row>
            <table:table-row>
              <table:table-cell office:value-type="string">
                <text:p>table36-6</text:p>
              </table:table-cell>
              <table:table-cell office:value-type="float" office:value="10476">
                <text:p>10476</text:p>
              </table:table-cell>
              <table:table-cell office:value-type="float" office:value="29415">
                <text:p>29415</text:p>
              </table:table-cell>
            </table:table-row>
            <table:table-row>
              <table:table-cell office:value-type="string">
                <text:p>table36-7</text:p>
              </table:table-cell>
              <table:table-cell office:value-type="float" office:value="12230">
                <text:p>12230</text:p>
              </table:table-cell>
              <table:table-cell office:value-type="float" office:value="34330">
                <text:p>34330</text:p>
              </table:table-cell>
            </table:table-row>
            <table:table-row>
              <table:table-cell office:value-type="string">
                <text:p>table49-1</text:p>
              </table:table-cell>
              <table:table-cell office:value-type="float" office:value="14447">
                <text:p>14447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string">
                <text:p>table49-2</text:p>
              </table:table-cell>
              <table:table-cell office:value-type="float" office:value="13827">
                <text:p>13827</text:p>
              </table:table-cell>
              <table:table-cell office:value-type="float" office:value="59057">
                <text:p>59057</text:p>
              </table:table-cell>
            </table:table-row>
            <table:table-row>
              <table:table-cell office:value-type="string">
                <text:p>table49-3</text:p>
              </table:table-cell>
              <table:table-cell office:value-type="float" office:value="14356">
                <text:p>14356</text:p>
              </table:table-cell>
              <table:table-cell office:value-type="float" office:value="61751">
                <text:p>61751</text:p>
              </table:table-cell>
            </table:table-row>
            <table:table-row>
              <table:table-cell office:value-type="string">
                <text:p>table49-4</text:p>
              </table:table-cell>
              <table:table-cell office:value-type="float" office:value="13656">
                <text:p>13656</text:p>
              </table:table-cell>
              <table:table-cell office:value-type="float" office:value="58349">
                <text:p>58349</text:p>
              </table:table-cell>
            </table:table-row>
            <table:table-row>
              <table:table-cell office:value-type="string">
                <text:p>table49-5</text:p>
              </table:table-cell>
              <table:table-cell office:value-type="float" office:value="15303">
                <text:p>15303</text:p>
              </table:table-cell>
              <table:table-cell office:value-type="float" office:value="66385">
                <text:p>66385</text:p>
              </table:table-cell>
            </table:table-row>
            <table:table-row>
              <table:table-cell office:value-type="string">
                <text:p>table49-6</text:p>
              </table:table-cell>
              <table:table-cell office:value-type="float" office:value="14198">
                <text:p>14198</text:p>
              </table:table-cell>
              <table:table-cell office:value-type="float" office:value="61138">
                <text:p>61138</text:p>
              </table:table-cell>
            </table:table-row>
            <table:table-row>
              <table:table-cell office:value-type="string">
                <text:p>table49-7</text:p>
              </table:table-cell>
              <table:table-cell office:value-type="float" office:value="14088">
                <text:p>14088</text:p>
              </table:table-cell>
              <table:table-cell office:value-type="float" office:value="60897">
                <text:p>60897</text:p>
              </table:table-cell>
            </table:table-row>
            <table:table-row>
              <table:table-cell office:value-type="string">
                <text:p>table49-8</text:p>
              </table:table-cell>
              <table:table-cell office:value-type="float" office:value="15804">
                <text:p>15804</text:p>
              </table:table-cell>
              <table:table-cell office:value-type="float" office:value="67886">
                <text:p>67886</text:p>
              </table:table-cell>
            </table:table-row>
            <table:table-row>
              <table:table-cell office:value-type="string">
                <text:p>table64-1</text:p>
              </table:table-cell>
              <table:table-cell office:value-type="float" office:value="22027">
                <text:p>22027</text:p>
              </table:table-cell>
              <table:table-cell office:value-type="float" office:value="93916">
                <text:p>93916</text:p>
              </table:table-cell>
            </table:table-row>
            <table:table-row>
              <table:table-cell office:value-type="string">
                <text:p>table64-2</text:p>
              </table:table-cell>
              <table:table-cell office:value-type="float" office:value="22857">
                <text:p>22857</text:p>
              </table:table-cell>
              <table:table-cell office:value-type="float" office:value="97512">
                <text:p>97512</text:p>
              </table:table-cell>
            </table:table-row>
            <table:table-row>
              <table:table-cell office:value-type="string">
                <text:p>table81-1</text:p>
              </table:table-cell>
              <table:table-cell office:value-type="float" office:value="33800">
                <text:p>33800</text:p>
              </table:table-cell>
              <table:table-cell office:value-type="float" office:value="142118">
                <text:p>142118</text:p>
              </table:table-cell>
            </table:table-row>
            <table:table-row>
              <table:table-cell office:value-type="string">
                <text:p>table81-2</text:p>
              </table:table-cell>
              <table:table-cell office:value-type="float" office:value="35003">
                <text:p>35003</text:p>
              </table:table-cell>
              <table:table-cell office:value-type="float" office:value="147917">
                <text:p>147917</text:p>
              </table:table-cell>
            </table:table-row>
            <table:table-row>
              <table:table-cell office:value-type="string">
                <text:p>table81-3</text:p>
              </table:table-cell>
              <table:table-cell office:value-type="float" office:value="35599">
                <text:p>35599</text:p>
              </table:table-cell>
              <table:table-cell office:value-type="float" office:value="150422">
                <text:p>150422</text:p>
              </table:table-cell>
            </table:table-row>
            <table:table-row>
              <table:table-cell office:value-type="string">
                <text:p>table81-4</text:p>
              </table:table-cell>
              <table:table-cell office:value-type="float" office:value="36249">
                <text:p>36249</text:p>
              </table:table-cell>
              <table:table-cell office:value-type="float" office:value="153594">
                <text:p>153594</text:p>
              </table:table-cell>
            </table:table-row>
            <table:table-row>
              <table:table-cell office:value-type="string">
                <text:p>table81-5</text:p>
              </table:table-cell>
              <table:table-cell office:value-type="float" office:value="32789">
                <text:p>32789</text:p>
              </table:table-cell>
              <table:table-cell office:value-type="float" office:value="137018">
                <text:p>137018</text:p>
              </table:table-cell>
            </table:table-row>
            <table:table-row>
              <table:table-cell office:value-type="string">
                <text:p>table81-6</text:p>
              </table:table-cell>
              <table:table-cell office:value-type="float" office:value="33595">
                <text:p>33595</text:p>
              </table:table-cell>
              <table:table-cell office:value-type="float" office:value="141219">
                <text:p>141219</text:p>
              </table:table-cell>
            </table:table-row>
            <table:table-row>
              <table:table-cell office:value-type="string">
                <text:p>table81-7</text:p>
              </table:table-cell>
              <table:table-cell office:value-type="float" office:value="31821">
                <text:p>31821</text:p>
              </table:table-cell>
              <table:table-cell office:value-type="float" office:value="131800">
                <text:p>131800</text:p>
              </table:table-cell>
            </table:table-row>
            <table:table-row>
              <table:table-cell office:value-type="string">
                <text:p>table81-8</text:p>
              </table:table-cell>
              <table:table-cell office:value-type="float" office:value="33187">
                <text:p>33187</text:p>
              </table:table-cell>
              <table:table-cell office:value-type="float" office:value="138651">
                <text:p>138651</text:p>
              </table:table-cell>
            </table:table-row>
            <table:table-row>
              <table:table-cell office:value-type="string">
                <text:p>table81-9</text:p>
              </table:table-cell>
              <table:table-cell office:value-type="float" office:value="34209">
                <text:p>34209</text:p>
              </table:table-cell>
              <table:table-cell office:value-type="float" office:value="143206">
                <text:p>143206</text:p>
              </table:table-cell>
            </table:table-row>
            <table:table-row>
              <table:table-cell office:value-type="string">
                <text:p>table81-10</text:p>
              </table:table-cell>
              <table:table-cell office:value-type="float" office:value="34800">
                <text:p>34800</text:p>
              </table:table-cell>
              <table:table-cell office:value-type="float" office:value="146543">
                <text:p>146543</text:p>
              </table:table-cell>
            </table:table-row>
            <table:table-row>
              <table:table-cell office:value-type="string">
                <text:p>table100-1</text:p>
              </table:table-cell>
              <table:table-cell office:value-type="float" office:value="46623">
                <text:p>46623</text:p>
              </table:table-cell>
              <table:table-cell office:value-type="float" office:value="192546">
                <text:p>192546</text:p>
              </table:table-cell>
            </table:table-row>
            <table:table-row>
              <table:table-cell office:value-type="string">
                <text:p>table100-2</text:p>
              </table:table-cell>
              <table:table-cell office:value-type="float" office:value="98008">
                <text:p>98008</text:p>
              </table:table-cell>
              <table:table-cell office:value-type="float" office:value="420256">
                <text:p>420256</text:p>
              </table:table-cell>
            </table:table-row>
            <table:table-row>
              <table:table-cell office:value-type="string">
                <text:p>table121-1</text:p>
              </table:table-cell>
              <table:table-cell office:value-type="float" office:value="70959">
                <text:p>70959</text:p>
              </table:table-cell>
              <table:table-cell office:value-type="float" office:value="292540">
                <text:p>292540</text:p>
              </table:table-cell>
            </table:table-row>
            <table:table-row>
              <table:table-cell office:value-type="string">
                <text:p>table121-2</text:p>
              </table:table-cell>
              <table:table-cell office:value-type="float" office:value="68642">
                <text:p>68642</text:p>
              </table:table-cell>
              <table:table-cell office:value-type="float" office:value="281866">
                <text:p>281866</text:p>
              </table:table-cell>
            </table:table-row>
            <table:table-row>
              <table:table-cell office:value-type="string">
                <text:p>table121-3</text:p>
              </table:table-cell>
              <table:table-cell office:value-type="float" office:value="70383">
                <text:p>70383</text:p>
              </table:table-cell>
              <table:table-cell office:value-type="float" office:value="289838">
                <text:p>289838</text:p>
              </table:table-cell>
            </table:table-row>
            <table:table-row>
              <table:table-cell office:value-type="string">
                <text:p>table121-4</text:p>
              </table:table-cell>
              <table:table-cell office:value-type="float" office:value="68127">
                <text:p>68127</text:p>
              </table:table-cell>
              <table:table-cell office:value-type="float" office:value="279283">
                <text:p>279283</text:p>
              </table:table-cell>
            </table:table-row>
            <table:table-row>
              <table:table-cell office:value-type="string">
                <text:p>table144-1</text:p>
              </table:table-cell>
              <table:table-cell office:value-type="float" office:value="92731">
                <text:p>92731</text:p>
              </table:table-cell>
              <table:table-cell office:value-type="float" office:value="377341">
                <text:p>377341</text:p>
              </table:table-cell>
            </table:table-row>
            <table:table-row>
              <table:table-cell office:value-type="string">
                <text:p>table144-2</text:p>
              </table:table-cell>
              <table:table-cell office:value-type="float" office:value="90283">
                <text:p>90283</text:p>
              </table:table-cell>
              <table:table-cell office:value-type="float" office:value="366599">
                <text:p>366599</text:p>
              </table:table-cell>
            </table:table-row>
            <table:table-row>
              <table:table-cell office:value-type="string">
                <text:p>table144-3</text:p>
              </table:table-cell>
              <table:table-cell office:value-type="float" office:value="90283">
                <text:p>90283</text:p>
              </table:table-cell>
              <table:table-cell office:value-type="float" office:value="366599">
                <text:p>366599</text:p>
              </table:table-cell>
            </table:table-row>
            <table:table-row>
              <table:table-cell office:value-type="string">
                <text:p>table169-1</text:p>
              </table:table-cell>
              <table:table-cell office:value-type="float" office:value="126714">
                <text:p>126714</text:p>
              </table:table-cell>
              <table:table-cell office:value-type="float" office:value="514594">
                <text:p>514594</text:p>
              </table:table-cell>
            </table:table-row>
            <table:table-row>
              <table:table-cell office:value-type="string">
                <text:p>table169-2</text:p>
              </table:table-cell>
              <table:table-cell office:value-type="float" office:value="117872">
                <text:p>117872</text:p>
              </table:table-cell>
              <table:table-cell office:value-type="float" office:value="471038">
                <text:p>471038</text:p>
              </table:table-cell>
            </table:table-row>
            <table:table-row>
              <table:table-cell office:value-type="string">
                <text:p>table169-3</text:p>
              </table:table-cell>
              <table:table-cell office:value-type="float" office:value="122898">
                <text:p>122898</text:p>
              </table:table-cell>
              <table:table-cell office:value-type="float" office:value="495057">
                <text:p>495057</text:p>
              </table:table-cell>
            </table:table-row>
            <table:table-row>
              <table:table-cell office:value-type="string">
                <text:p>table169-4</text:p>
              </table:table-cell>
              <table:table-cell office:value-type="float" office:value="116506">
                <text:p>116506</text:p>
              </table:table-cell>
              <table:table-cell office:value-type="float" office:value="465140">
                <text:p>465140</text:p>
              </table:table-cell>
            </table:table-row>
            <table:table-row>
              <table:table-cell office:value-type="string">
                <text:p>table169-5</text:p>
              </table:table-cell>
              <table:table-cell office:value-type="float" office:value="118250">
                <text:p>118250</text:p>
              </table:table-cell>
              <table:table-cell office:value-type="float" office:value="472508">
                <text:p>472508</text:p>
              </table:table-cell>
            </table:table-row>
            <table:table-row>
              <table:table-cell office:value-type="string">
                <text:p>table169-6</text:p>
              </table:table-cell>
              <table:table-cell office:value-type="float" office:value="120153">
                <text:p>120153</text:p>
              </table:table-cell>
              <table:table-cell office:value-type="float" office:value="482019">
                <text:p>482019</text:p>
              </table:table-cell>
            </table:table-row>
            <table:table-row>
              <table:table-cell office:value-type="string">
                <text:p>table169-7</text:p>
              </table:table-cell>
              <table:table-cell office:value-type="float" office:value="117414">
                <text:p>117414</text:p>
              </table:table-cell>
              <table:table-cell office:value-type="float" office:value="468567">
                <text:p>468567</text:p>
              </table:table-cell>
            </table:table-row>
            <table:table-row>
              <table:table-cell office:value-type="string">
                <text:p>table225-1</text:p>
              </table:table-cell>
              <table:table-cell office:value-type="float" office:value="201952">
                <text:p>201952</text:p>
              </table:table-cell>
              <table:table-cell office:value-type="float" office:value="797945">
                <text:p>797945</text:p>
              </table:table-cell>
            </table:table-row>
            <table:table-row>
              <table:table-cell office:value-type="string">
                <text:p>table225-2</text:p>
              </table:table-cell>
              <table:table-cell office:value-type="float" office:value="198850">
                <text:p>198850</text:p>
              </table:table-cell>
              <table:table-cell office:value-type="float" office:value="783613">
                <text:p>783613</text:p>
              </table:table-cell>
            </table:table-row>
            <table:table-row>
              <table:table-cell office:value-type="string">
                <text:p>table225-3</text:p>
              </table:table-cell>
              <table:table-cell office:value-type="float" office:value="211073">
                <text:p>211073</text:p>
              </table:table-cell>
              <table:table-cell office:value-type="float" office:value="844477">
                <text:p>844477</text:p>
              </table:table-cell>
            </table:table-row>
            <table:table-row>
              <table:table-cell office:value-type="string">
                <text:p>table225-4</text:p>
              </table:table-cell>
              <table:table-cell office:value-type="float" office:value="192013">
                <text:p>192013</text:p>
              </table:table-cell>
              <table:table-cell office:value-type="float" office:value="750972">
                <text:p>7509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